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text-properties officeooo:paragraph-rsid="0012e4cb"/>
    </style:style>
    <style:style style:name="P2" style:family="paragraph" style:parent-style-name="normal">
      <style:text-properties officeooo:rsid="0012e4cb" officeooo:paragraph-rsid="0012e4cb"/>
    </style:style>
    <style:style style:name="P3" style:family="paragraph" style:parent-style-name="normal" style:master-page-name="Standard">
      <style:paragraph-properties style:page-number="1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General Afflictions</text:span><text:span text:style-name="T1"/></text:p>
      <text:p text:style-name="normal">These affect a creature holistically</text:p>
      <text:p text:style-name="normal"/>
      <text:p text:style-name="P1">Bleed:<text:line-break/>Deals damage every round as a percentage of original damage<text:line-break/><text:line-break/>Burn:<text:line-break/>Deals a medium amount of fire damage per turn for 3 turns<text:line-break/>(damage should be based on c.level) <text:line-break/></text:p>
      <text:p text:style-name="P1">Poison:<text:line-break/>Deals a small amount damage per turn for 8 turns<text:line-break/>(damage should be based on c.level)</text:p>
      <text:p text:style-name="normal"/>
      <text:p text:style-name="normal">Chill:<text:line-break/>Reduces initiative by 50%</text:p>
      <text:p text:style-name="normal"><text:line-break/>Blind:<text:line-break/>Reduces accuracy by 15% and dodge by 8%<text:line-break/><text:line-break/>Curse:<text:line-break/>Reduces all damage dealt by 20%<text:line-break/><text:line-break/>Neutralize:<text:line-break/>Cannot land critical hits<text:line-break/><text:line-break/>Overcharge:<text:line-break/>Deals damage whenever affected creature uses a skill or spell<text:line-break/>(damage should be based on c.level)<text:line-break/></text:p>
      <text:p text:style-name="normal">Restrained:<text:line-break/>Cannot dodge<text:line-break/><text:line-break/>Clumsy:<text:line-break/>Cannot use skills<text:line-break/><text:line-break/>Silenced:<text:line-break/>Cannot cast spells<text:line-break/><text:line-break/></text:p>
      <text:p text:style-name="normal"/>
      <text:p text:style-name="normal" loext:marker-style-name="T1"><text:span text:style-name="T1">Limb conditions:</text:span><text:span text:style-name="T1"/></text:p>
      <text:p text:style-name="normal">These affect a specific limb</text:p>
      <text:p text:style-name="normal"/>
      <text:p text:style-name="normal"><text:soft-page-break/>Wounded:</text:p>
      <text:p text:style-name="normal">Has a chance to happen whenever a body part reaches &lt;=50% HP. Body part loses endurance passively as time passes<text:line-break/><text:line-break/>Infected:<text:line-break/>Has a chance to happen whenever a WOUNDED body part takes damage. Body part loses endurance faster<text:line-break/><text:line-break/>Necrotic:<text:line-break/>Has a chance to happen whenever an INFECTED body part takes damage. Body part loses endurance and max endurance</text:p>
      <text:p text:style-name="normal"/>
      <text:p text:style-name="normal" loext:marker-style-name="T2"><text:span text:style-name="T2">Yes, due to parts losing endurance over time, a wounded part could become infected, etc.</text:span><text:span text:style-name="T2"/></text:p>
      <text:p text:style-name="normal"/>
      <text:p text:style-name="normal">Paralyzed:<text:line-break/>A paralyzed limb is considered non-existent for the duration of the effect. Paralyzed torso or heads impose a -5% dodge<text:line-break/><text:line-break/>Destroyed:<text:line-break/>A destroyed limb is gone and unusable. A destroyed torso or head leads to death.<text:line-break/>One destroyed arm: -10% accuracy, -25% damage, can’t wield an offhand<text:line-break/>Both destroyed arms: Can only use unarmed attacks and cast spells.<text:line-break/>One destroyed leg: -15% dodge, -50% initiative<text:line-break/>Both destroyed legs: Can’t dodge, -70% initiative</text:p>
      <text:p text:style-name="normal"/>
      <text:p text:style-name="normal"/>
      <text:p text:style-name="normal"/>
      <text:p text:style-name="normal"><text:span text:style-name="T1">Other:</text:span><text:line-break/></text:p>
      <text:p text:style-name="normal">Disarm:<text:line-break/>Affected weapon cannot be used for remainder of combat<text:line-break/><text:line-break/>Seal:<text:line-break/>Affected skill or spell cannot be used for the remainder of combat<text:line-break/></text:p>
      <text:p text:style-name="P2">Stun:<text:line-break/>Creature skips next tur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9T03:47:27.832000000</dc:date>
    <meta:editing-duration>PT27M23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16" meta:word-count="291" meta:character-count="1785" meta:non-whitespace-character-count="1492"/>
  </office:meta>
</office:document-meta>
</file>